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amePointcutMatchingTests.testMatchingPointc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eanNamePointcutMatchingTests.assertMisMatch( String beanName , String pc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amePointcutMatchingTests.getCurrentProxied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amePointcutMatchingTests.assertMatch( String beanName , String pc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NamePointcutMatchingTests.testNonMatchingPointc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NamePointcutMatchingTests.matches( final String beanName , String pc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